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de" fo:country="DE"/>
    </style:style>
    <style:style style:name="T3" style:parent-style-name="DefaultParagraphFont" style:family="text">
      <style:text-properties fo:font-style="italic" style:font-style-asian="italic" style:font-style-complex="italic" fo:language="de" fo:country="DE"/>
    </style:style>
    <style:style style:name="T4" style:parent-style-name="DefaultParagraphFont" style:family="text">
      <style:text-properties fo:font-style="italic" style:font-style-asian="italic" style:font-style-complex="italic" fo:language="de" fo:country="DE"/>
    </style:style>
    <style:style style:name="P5" style:parent-style-name="Standard" style:family="paragraph">
      <style:paragraph-properties fo:text-align="justify"/>
      <style:text-properties fo:language="de" fo:country="DE"/>
    </style:style>
    <style:style style:name="P6" style:parent-style-name="Standard" style:family="paragraph">
      <style:paragraph-properties fo:text-align="justify"/>
      <style:text-properties fo:language="de" fo:country="DE"/>
    </style:style>
    <style:style style:name="P7" style:parent-style-name="Standard" style:family="paragraph">
      <style:paragraph-properties fo:text-align="justify"/>
    </style:style>
    <style:style style:name="T8" style:parent-style-name="DefaultParagraphFont" style:family="text">
      <style:text-properties fo:language="de" fo:country="DE"/>
    </style:style>
    <style:style style:name="T9" style:parent-style-name="DefaultParagraphFont" style:family="text">
      <style:text-properties fo:language="de" fo:country="DE"/>
    </style:style>
    <style:style style:name="T10" style:parent-style-name="DefaultParagraphFont" style:family="text">
      <style:text-properties fo:language="de" fo:country="DE"/>
    </style:style>
    <style:style style:name="T11" style:parent-style-name="DefaultParagraphFont" style:family="text">
      <style:text-properties fo:language="de" fo:country="DE"/>
    </style:style>
    <style:style style:name="T12" style:parent-style-name="DefaultParagraphFont" style:family="text">
      <style:text-properties fo:language="de" fo:country="DE"/>
    </style:style>
    <style:style style:name="T13" style:parent-style-name="DefaultParagraphFont" style:family="text">
      <style:text-properties fo:language="de" fo:country="DE"/>
    </style:style>
    <style:style style:name="T14" style:parent-style-name="DefaultParagraphFont" style:family="text">
      <style:text-properties fo:language="de" fo:country="DE"/>
    </style:style>
    <style:style style:name="T15" style:parent-style-name="DefaultParagraphFont" style:family="text">
      <style:text-properties fo:language="de" fo:country="DE"/>
    </style:style>
    <style:style style:name="T16" style:parent-style-name="DefaultParagraphFont" style:family="text">
      <style:text-properties fo:language="de" fo:country="DE"/>
    </style:style>
    <style:style style:name="T17" style:parent-style-name="DefaultParagraphFont" style:family="text">
      <style:text-properties fo:language="de" fo:country="DE"/>
    </style:style>
    <style:style style:name="T18" style:parent-style-name="DefaultParagraphFont" style:family="text">
      <style:text-properties fo:language="de" fo:country="DE"/>
    </style:style>
    <style:style style:name="T19" style:parent-style-name="DefaultParagraphFont" style:family="text">
      <style:text-properties fo:language="de" fo:country="DE"/>
    </style:style>
    <style:style style:name="T20" style:parent-style-name="CommentReference" style:family="text">
      <style:text-properties style:font-name-complex="Mangal"/>
    </style:style>
    <style:style style:name="T21" style:parent-style-name="DefaultParagraphFont" style:family="text">
      <style:text-properties fo:language="de" fo:country="DE"/>
    </style:style>
    <style:style style:name="T22" style:parent-style-name="DefaultParagraphFont" style:family="text">
      <style:text-properties fo:language="de" fo:country="DE"/>
    </style:style>
    <style:style style:name="T23" style:parent-style-name="DefaultParagraphFont" style:family="text">
      <style:text-properties fo:language="de" fo:country="DE"/>
    </style:style>
    <style:style style:name="P24" style:parent-style-name="Standard" style:family="paragraph">
      <style:paragraph-properties fo:text-align="justify"/>
      <style:text-properties fo:language="de" fo:country="DE"/>
    </style:style>
    <style:style style:name="P25" style:parent-style-name="Standard" style:family="paragraph">
      <style:paragraph-properties fo:text-align="justify"/>
      <style:text-properties fo:language="de" fo:country="DE"/>
    </style:style>
    <style:style style:name="P26" style:parent-style-name="Standard" style:family="paragraph">
      <style:paragraph-properties fo:text-align="justify"/>
      <style:text-properties fo:language="de" fo:country="DE"/>
    </style:style>
    <style:style style:name="P27" style:parent-style-name="Standard" style:family="paragraph">
      <style:text-properties fo:language="de" fo:country="DE"/>
    </style:style>
    <style:style style:name="T28" style:parent-style-name="DefaultParagraphFont" style:family="text">
      <style:text-properties fo:language="de" fo:country="DE"/>
    </style:style>
    <style:style style:name="T29" style:parent-style-name="DefaultParagraphFont" style:family="text">
      <style:text-properties fo:font-style="italic" style:font-style-asian="italic" style:font-style-complex="italic" fo:language="de" fo:country="DE"/>
    </style:style>
    <style:style style:name="P30" style:parent-style-name="Standard" style:family="paragraph">
      <style:paragraph-properties fo:text-align="justify"/>
    </style:style>
    <style:style style:name="T31" style:parent-style-name="DefaultParagraphFont" style:family="text">
      <style:text-properties fo:language="de" fo:country="DE"/>
    </style:style>
    <style:style style:name="T32" style:parent-style-name="DefaultParagraphFont" style:family="text">
      <style:text-properties fo:language="de" fo:country="DE"/>
    </style:style>
    <style:style style:name="T33" style:parent-style-name="DefaultParagraphFont" style:family="text">
      <style:text-properties fo:font-style="italic" style:font-style-asian="italic" style:font-style-complex="italic" fo:language="de" fo:country="DE"/>
    </style:style>
    <style:style style:name="T34" style:parent-style-name="DefaultParagraphFont" style:family="text">
      <style:text-properties fo:language="de" fo:country="DE"/>
    </style:style>
    <style:style style:name="T35" style:parent-style-name="DefaultParagraphFont" style:family="text">
      <style:text-properties fo:font-style="italic" style:font-style-asian="italic" style:font-style-complex="italic" fo:language="de" fo:country="DE"/>
    </style:style>
    <style:style style:name="T36" style:parent-style-name="DefaultParagraphFont" style:family="text">
      <style:text-properties fo:language="de" fo:country="DE"/>
    </style:style>
    <style:style style:name="T37" style:parent-style-name="DefaultParagraphFont" style:family="text">
      <style:text-properties fo:language="de" fo:country="DE"/>
    </style:style>
    <style:style style:name="T38" style:parent-style-name="DefaultParagraphFont" style:family="text">
      <style:text-properties fo:language="de" fo:country="DE"/>
    </style:style>
    <style:style style:name="T39" style:parent-style-name="DefaultParagraphFont" style:family="text">
      <style:text-properties fo:language="de" fo:country="DE"/>
    </style:style>
    <style:style style:name="T40" style:parent-style-name="DefaultParagraphFont" style:family="text">
      <style:text-properties fo:language="de" fo:country="DE"/>
    </style:style>
    <style:style style:name="P41" style:parent-style-name="Standard" style:family="paragraph">
      <style:paragraph-properties fo:text-align="justify"/>
      <style:text-properties fo:language="de" fo:country="DE"/>
    </style:style>
    <style:style style:name="P42" style:parent-style-name="Standard" style:family="paragraph">
      <style:paragraph-properties fo:text-align="justify"/>
    </style:style>
    <style:style style:name="T43" style:parent-style-name="DefaultParagraphFont" style:family="text">
      <style:text-properties fo:language="de" fo:country="DE"/>
    </style:style>
    <style:style style:name="T44" style:parent-style-name="DefaultParagraphFont" style:family="text">
      <style:text-properties fo:font-style="italic" style:font-style-asian="italic" style:font-style-complex="italic" fo:language="de" fo:country="DE"/>
    </style:style>
    <style:style style:name="T45" style:parent-style-name="DefaultParagraphFont" style:family="text">
      <style:text-properties fo:font-style="italic" style:font-style-asian="italic" style:font-style-complex="italic" fo:language="de" fo:country="DE"/>
    </style:style>
    <style:style style:name="T46" style:parent-style-name="DefaultParagraphFont" style:family="text">
      <style:text-properties fo:language="de" fo:country="DE"/>
    </style:style>
    <style:style style:name="T47" style:parent-style-name="DefaultParagraphFont" style:family="text">
      <style:text-properties fo:language="de" fo:country="DE"/>
    </style:style>
    <style:style style:name="T48" style:parent-style-name="DefaultParagraphFont" style:family="text">
      <style:text-properties fo:language="de" fo:country="DE"/>
    </style:style>
    <style:style style:name="T49" style:parent-style-name="DefaultParagraphFont" style:family="text">
      <style:text-properties fo:language="de" fo:country="DE"/>
    </style:style>
    <style:style style:name="T50" style:parent-style-name="DefaultParagraphFont" style:family="text">
      <style:text-properties fo:language="de" fo:country="DE"/>
    </style:style>
    <style:style style:name="T51" style:parent-style-name="DefaultParagraphFont" style:family="text">
      <style:text-properties fo:language="de" fo:country="DE"/>
    </style:style>
    <style:style style:name="T52" style:parent-style-name="DefaultParagraphFont" style:family="text">
      <style:text-properties fo:language="de" fo:country="DE"/>
    </style:style>
    <style:style style:name="T53" style:parent-style-name="DefaultParagraphFont" style:family="text">
      <style:text-properties fo:language="de" fo:country="DE"/>
    </style:style>
    <style:style style:name="T54" style:parent-style-name="DefaultParagraphFont" style:family="text">
      <style:text-properties fo:language="de" fo:country="DE"/>
    </style:style>
    <style:style style:name="T55" style:parent-style-name="DefaultParagraphFont" style:family="text">
      <style:text-properties fo:language="de" fo:country="DE"/>
    </style:style>
    <style:style style:name="P56" style:parent-style-name="Standard" style:family="paragraph">
      <style:paragraph-properties fo:text-align="justify"/>
      <style:text-properties fo:language="de" fo:country="DE"/>
    </style:style>
    <style:style style:name="P57" style:parent-style-name="Standard" style:family="paragraph">
      <style:paragraph-properties fo:text-align="justify"/>
      <style:text-properties fo:language="de" fo:country="DE"/>
    </style:style>
    <style:style style:name="P58" style:parent-style-name="Standard" style:family="paragraph">
      <style:paragraph-properties fo:text-align="justify"/>
      <style:text-properties fo:language="de" fo:country="DE"/>
    </style:style>
    <style:style style:name="P59" style:parent-style-name="Standard" style:family="paragraph">
      <style:paragraph-properties fo:text-align="justify"/>
      <style:text-properties fo:language="de" fo:country="DE"/>
    </style:style>
    <style:style style:name="P60" style:parent-style-name="Standard" style:family="paragraph">
      <style:paragraph-properties fo:text-align="justify"/>
      <style:text-properties fo:language="de" fo:country="DE"/>
    </style:style>
    <style:style style:name="P61" style:parent-style-name="Standard" style:family="paragraph">
      <style:paragraph-properties fo:text-align="justify"/>
    </style:style>
    <style:style style:name="T62" style:parent-style-name="DefaultParagraphFont" style:family="text">
      <style:text-properties fo:language="de" fo:country="DE"/>
    </style:style>
  </office:automatic-styles>
  <office:body>
    <office:text text:use-soft-page-breaks="true">
      <text:p text:style-name="P1"><text:span text:style-name="T2">1.<text:s/></text:span><text:span text:style-name="T3">Vor dem Hintergrund der verschiedenen Stadien der Herausbildung einer neoliberalen Hegemoniegewinnung argumentiert Rehmann für eine Weiterentwicklung klassischer Ideologietheorien<text:s/></text:span><text:span text:style-name="T4">(189ff ). Worin soll sie bestehen?</text:span></text:p>
      <text:p text:style-name="P5">Wenn der Neoliberalismus einerseits darin besteht,<text:s/>den Staat (im Sinne des Sozialstaates) abzubauen und dieser nur noch als Garant der Konkurrenz, sowie als Repressions- und Überwachungsmacht fungieren soll und diese Entwicklung mit der Privatisierung, diverser Bereichen (Schulen, Krankenhäuser, sogar Straßen oder Repressions- und Überwachungsaufgaben, etc.) einhergeht,<text:s/>ist es plausibel anzunehmen, dass sich somit auch für das ideologische Feld, bzw. die ISAs etwas verändert: z.B. die Schule als führenden ISA anzunehmen (wie Althusser es tat), scheint »unter den Bedingungen des neoliberalen Abbaus des öffentlichen Schulsystems kaum aufrechtzuerhalten« (S. 190).</text:p>
      <text:p text:style-name="P6"/>
      <text:p text:style-name="P7"><text:span text:style-name="T8">Damit muss aber das Ideologische sich vermehrt vom Staat wegbewe</text:span><text:span text:style-name="T9">gen, hinzu etwas, welches Rehmann (in Anlehnung an Marx und Weber) bezeichnet als »ideologische Vergesellschaftung durch Sekten und Privatvereine«, welche einerseits Teil sind des „integralen Staats“, andererseits »unmittelbar mit bürgerlichen Gesellschaft</text:span><text:span text:style-name="T10">sinteressen verbunden« (ebd.) sind. Einerseits liegt es, meiner Meinung nach, nahe, diese Übertragung hin</text:span><text:span text:style-name="T11"><text:s/></text:span><text:span text:style-name="T12">zu »Privatvereinen«, selbst als Reproduktion der Ideologie zu nutzen</text:span><text:span text:style-name="FootnoteReference"><text:note text:note-class="footnote" text:id="_ftn0"><text:note-citation>1</text:note-citation><text:note-body><text:p text:style-name="Footnote"><text:span text:style-name="T13">Z.B. die Privatschule reproduziert von sich aus die Ideologie der Privatisierung</text:span><text:span text:style-name="T14"><text:s/>und Konkruenz, indem sie sagt: »hier wirst du besser unterrichtet, hier bist du frei, weil du selbst gewählt hast«. Die Privatvereine sind – würde ich vorschlagen – insofern selbst schon eine Form »neoliberaler Anrufung persönlicher Freiheit«.</text:span></text:p></text:note-body></text:note></text:span><text:span text:style-name="T15"><text:s/>andererseit</text:span><text:span text:style-name="T16">s betont Rehmann, dass neoliberale Ideologie in der Kompromissbildung ebenfalls Widersprüche erzeugt, die die Philosophie des Liberalismus als solche nicht verdecken<text:s/></text:span><text:span text:style-name="T17"><office:annotation office:name="0"><dc:creator>Jan Rehmann</dc:creator><dc:date>2022-05-24T06:05:00</dc:date><text:p text:style-name="CommentText"><text:span text:style-name="T18">das “einerseits” – “andererseits”<text:s/></text:span><text:span text:style-name="T19">verstehe ich nicht.<text:s/></text:span></text:p></office:annotation>kann</text:span><text:span text:style-name="T20"><office:annotation-end office:name="0"/></text:span><text:span text:style-name="T21">. Stattdessen ist (vor allem in der 2. Phase des Neoliberalismus), die Integration »li</text:span><text:span text:style-name="T22">nker« Themenfelder und Befreiungselemente</text:span><text:span text:style-name="T23"><text:s/>hinzugekommen.</text:span></text:p>
      <text:p text:style-name="P24"/>
      <text:p text:style-name="P25">Eine Weiterentwicklung der Ideologietheorie, muss also diese Verlagerung zu Privatvereinen als Multiplikatoren von Ideologie mitberücksichtigen, sowie die Widersprüche zwischen den Befreiungsversprechen und der »ideologischen Fremdbestimmung« (S. 201) aufdecken. Dazu gehört insbesondere mit den vom Neoliberalismus angeeigneten „linken“ Ideen umzugehen. Dazu sei nach</text:p>
      <text:p text:style-name="P26">Rehmann eine »realitätstaugliche und mehrheitsfähige linke Alternative« (S. 198) nötig.</text:p>
      <text:p text:style-name="P27">gut</text:p>
      <text:p text:style-name="Standard"><text:span text:style-name="T28">4.<text:s/></text:span><text:span text:style-name="T29">Loic Wacquant grenzt sich von ökonomischen Bestimmungen des Neoliberalismus ab und beansprucht, eine „thicker notion“ zu entwickeln. Worin besteht diese?</text:span></text:p>
      <text:p text:style-name="P30"><text:span text:style-name="T31">Was als Ausgangspunkt gesehen werden kann ist Wacquants Feststellung, dass einerseits die Wirt</text:span><text:span text:style-name="T32">schaft dereguliert, andererseits Repression und Überwachung, »in every area of social life« (S. 305) aufkommen – also:<text:s/></text:span><text:span text:style-name="T33">De</text:span><text:span text:style-name="T34">regulierung der Wirtschaft bei gleichzeitiger<text:s/></text:span><text:span text:style-name="T35">Regulierung</text:span><text:span text:style-name="T36"><text:s/>des Sozialen (was vor allem während Corona offen zu Tage trat: starke Auflage</text:span><text:span text:style-name="T37">n im Privaten, bei vergleichsweise schwachen Einschränkungen auf der Arbeit).<text:s/></text:span>Dieser Widerspruch lässt sich in verschiedenen Begriffspaaren darstellen: Deregulation – Regulation, »small government« – »big government«, »laissez-fair at the top« – »anything<text:s/>but laissez-faire<text:s/>at the bottom«.<text:s/><text:span text:style-name="T38">Das bringt Wacquant dazu</text:span><text:span text:style-name="T39">,</text:span><text:span text:style-name="T40"><text:s/>von einer rein wirtschaftlichen Bestimmung des Neoliberalismus abzuweichen und ein »fully sociological understanding« (S. 306) zu fordern.</text:span></text:p>
      <text:p text:style-name="P41"/>
      <text:p text:style-name="P42"><text:span text:style-name="T43">Neben seiner Kurzdefinition von Neoliberalismus als »</text:span><text:span text:style-name="T44">trans</text:span><text:span text:style-name="T45">national political project</text:span><text:span text:style-name="T46"><text:s/>aiming to remake the nexus of market, state and citizenship from above« (S. 306), bestimmt er vier hauptsächliche Elemente: 1. Deregulierung, 2. Abbau des Sozialstaats, 3. individuelle Verantwortung und 4. Zunahme des Strafappara</text:span><text:span text:style-name="T47">tes (vgl. S. 307). Dabei zielt die Deregulierung nicht nur auf z.B. die Deregulierung der Banken, sondern generell auf »organizing [...] human activities« (ebd.) was sich unter anderem an der Privatisierung zentraler öffentlicher Bereiche zeigt: nicht nur<text:s/></text:span><text:span text:style-name="T48">Schwimmbäder, auch Schulen, Krankenhäuser, etc. Auch der Abbau des Sozialstaats zielt nicht bloß auf die offensichtliche direkte<text:s/></text:span><text:soft-page-break/><text:span text:style-name="T49">Reduzierung der Kosten und Leistungen des Staates, sondern auf einerseits die »intensification of commodification« (ebd.) und a</text:span><text:span text:style-name="T50">ndererseits die Etablierung einer Klienten-Beziehung zwischen Staat und (prekär, bzw. nicht-) Beschäftigten</text:span><text:span text:style-name="FootnoteReference"><text:note text:note-class="footnote" text:id="_ftn1"><text:note-citation>2</text:note-citation><text:note-body><text:p text:style-name="Footnote"><text:span text:style-name="T51">Dies wird schnell ersichtlich, wenn man sich z.B. Jobcenter vor Augen führt.</text:span></text:p></text:note-body></text:note></text:span><text:span text:style-name="T52">. Individuelle Verantwortung zielt auf eine Totalisierung vonMarkt und</text:span><text:span text:style-name="T53"><text:s/>Konkurrenz, durch Eindringen in sämtliche Lebensbereiche, was sich vor allem durch die Übernahme eines wirtschaftlichen »Vokabulars« auf den Bereich des Privaten und Sozialen realisiert: „ich als mein eigener Manager muss mich vermarkten und optimieren du</text:span><text:span text:style-name="T54">rch »Investments« in meine Zukunft“ etc. Während die individuelle Verantwortung zunimmt, nimmt die des Staates ab. Schließlich nennt Wacquant die Zunahme des Strafapparates, um die entstehende soziale Ungleichheit und Unsicherheit aufzufangen. Dabei ist di</text:span><text:span text:style-name="T55">es kein zufälliges Nebenprodukt, sondern Programm des Neoliberalismus.</text:span></text:p>
      <text:p text:style-name="P56"/>
      <text:p text:style-name="P57">An diesen letzten beiden Aspekte zeigt sich der oben genannte Widerspruch<text:s/>am deutlichsten: während vor allem für die Ober- und Mittelschicht, der dritte Aspekt für etwas wie ein laissez-faire<text:s/>(»at the top«) steht, handelt es sich bei vierten – »at the bottom« – um das genaue Gegenteil (vgl. S. 308). Man könnte dies auch mit den Worten »small« bzw. »big government« beschreiben: während für die Ober- und Mittelschicht der Staat als schlanker erscheint, der Selbstverantwortung fördert (und fordert), tritt der Staat für die von Armut Betroffenen als starker Staat auf: intervenierend, strafend, befehlend.</text:p>
      <text:p text:style-name="P58"/>
      <text:p text:style-name="P59">Dieser Anstieg des Strafapparats wird mit verschiedenen Statistiken belegt, in denen die<text:s/>Zahl der Einkerkerungen steigen bei gleichzeitigem Rückgang der Kriminalität (vgl. z.B. S. 309). Da die Betroffenen in aller Regel aus ärmeren Schichten kommen (bzw. Migrant*innen sind), erscheinen diese als kriminell, während es die Deregulierung und der<text:s/>Abbau des Sozialstaates sind, die sie erst verarmen lassen und die Zunahme von Repression und Überwachung, die sie dann kriminalisieren.</text:p>
      <text:p text:style-name="P60"/>
      <text:p text:style-name="P61"><text:span text:style-name="T62">recht gründlich bearbeite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Rehmann</meta:initial-creator>
    <dc:creator>Jan Rehmann</dc:creator>
    <meta:creation-date>2022-05-23T23:13:00Z</meta:creation-date>
    <dc:date>2022-05-24T10:13:00Z</dc:date>
    <meta:template xlink:href="Normal" xlink:type="simple"/>
    <meta:editing-cycles>3</meta:editing-cycles>
    <meta:editing-duration>PT660S</meta:editing-duration>
    <meta:document-statistic meta:page-count="2" meta:paragraph-count="11" meta:word-count="872" meta:character-count="5835" meta:row-count="41" meta:non-whitespace-character-count="4974"/>
  </office:meta>
</office:document-meta>
</file>